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left="2.223cm" fo:margin-right="0cm" fo:text-indent="0.741cm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3.704cm" fo:margin-right="0cm" fo:text-indent="0.741cm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.718cm" fo:margin-right="0cm" fo:text-indent="0cm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left="0.718cm" fo:margin-right="0cm" fo:margin-top="0.166cm" fo:margin-bottom="0cm" fo:text-indent="0cm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ShengYu Shen</text:p>
      <text:p text:style-name="P1"/>
      <text:p text:style-name="P1"/>
      <text:p text:style-name="P3">Business Address:</text:p>
      <text:p text:style-name="P4">School of Computer</text:p>
      <text:p text:style-name="P4">National University of Defense Technology</text:p>
      <text:p text:style-name="P4">Office 604,</text:p>
      <text:p text:style-name="P4">ChangSha, HuNan ,China.</text:p>
      <text:p text:style-name="P4"/>
      <text:p text:style-name="P4"><text:span text:style-name="T2"/></text:p>
      <text:p text:style-name="P4"><text:span text:style-name="T2">Education:</text:span></text:p>
      <text:p text:style-name="P10"><text:span text:style-name="T2">Ph.D.</text:span>, Computer Science, National University of Defense Technology, June 2005.</text:p>
      <text:p text:style-name="P10"><text:tab/>Thesis Title: Explaining Counterexample of Model Checking.</text:p>
      <text:p text:style-name="P10"><text:span text:style-name="T2">B.S.</text:span>, Computer Science, <text:s/>National University of Defense Technology, June 1997.</text:p>
      <text:p text:style-name="P4"><text:span text:style-name="T3"/></text:p>
      <text:p text:style-name="P4"/>
      <text:p text:style-name="P3">Experience:</text:p>
      <text:p text:style-name="P10"><text:span text:style-name="T2">Summary</text:span>: I have over ten years of experience on logic synthesis and timing analysis of integrated circuits. And I have also work on formal verification for about 7 years.</text:p>
      <text:p text:style-name="P10"><text:span text:style-name="T2">January, 2010 – Present</text:span>, Associate Professor, School of Computer, National University of Defense Technology. Teaching classes on integrated circuit design and designing routing chips for supercomputers.</text:p>
      <text:p text:style-name="P10"><text:span text:style-name="T2">June, 2005 – December,2009</text:span>, Lecturer, School of Computer, National University of Defense Technology. Teaching classes on integrated circuit design and designing routing chips for supercomputers.</text:p>
      <text:p text:style-name="P10"/>
      <text:p text:style-name="P2"/>
      <text:p text:style-name="P2">Research Interests: </text:p>
      <text:p text:style-name="P10"><text:span text:style-name="T2">Complementary Synthesis</text:span>: One of the most difficult jobs in designing communication and multimedia chips is to design and verify the complex complementary circuit pair (E,E<text:span text:style-name="T5">-1</text:span>), in which the encoder E transforms information into a format suitable for transmission and storage, while its complementary circuit(or decoder) E<text:span text:style-name="T5">-1</text:span> recovers this information. In order to facilitate this job, I propose the complementary synthesis algorithm to automatically synthesize the decoder circuit of an encoder.</text:p>
      <text:p text:style-name="P10"><text:span text:style-name="T2">Counterexample explanation</text:span>: One of the major advantages of model checking in comparison to such method as theorem proving is the production of a counterexample, which explains how the system violates some assertion. However, it is a tedious task to understand the complex counterexamples generated by model checker. Therefore, I investigate how to automatically extract useful information to aid the understanding of counterexample.</text:p>
      <text:p text:style-name="P5"/>
      <text:p text:style-name="P5"><text:span text:style-name="T2"/></text:p>
      <text:p text:style-name="P5"><text:span text:style-name="T2">Honors</text:span>:</text:p>
      <text:p text:style-name="P9">Distinguished Doctoral Dissertation prize of National University of Defense Technology, 2007.</text:p>
      <text:p text:style-name="P5"/>
      <text:p text:style-name="P5"><text:span text:style-name="T2"/></text:p>
      <text:p text:style-name="P5"><text:span text:style-name="T2">Professional Activities</text:span>:</text:p>
      <text:p text:style-name="P10">Reviewer for IEEE Transactions on COMPUTER-AIDED DESIGN of Integrated Circuits and Systems(TCAD)(3 papers) , ACM Transactions on Design Automation of Electronic Systems(TODAES) (2 papers).</text:p>
      <text:p text:style-name="P10">Association for Computing Machinery, Special Interest Group on Design Automation (ACM SIGDA) member</text:p>
      <text:p text:style-name="P10">IEEE, IEEE Circuits and Systems Society, IEEE Computer Society member</text:p>
      <text:p text:style-name="P10">External Reviewer for National Natural Science Foundation of China</text:p>
      <text:p text:style-name="P5"/>
      <text:p text:style-name="P5"/>
      <text:p text:style-name="P5"><text:span text:style-name="T2">Funding</text:span>:</text:p>
      <text:p text:style-name="P10">"Automatically synthesizing complementary circuits for communication applications", PI: ShengYu Shen, National Natural Science Foundation of China, 61070132, Jan 2011 to Dec 2013.</text:p>
      <text:p text:style-name="P10">"Repairing programs with counterexample minimization", PI: ShengYu Shen, National Natural <text:soft-page-break/>Science Foundation of China, 60603088, Jan 2007 to Dec 2009.</text:p>
      <text:p text:style-name="P5"/>
      <text:p text:style-name="P5"><text:span text:style-name="T2">Journal Papers</text:span>:</text:p>
      <text:p text:style-name="P10">Shengyu Shen, Jianmin Zhang, Ying Qin and Sikun Li, A Halting Algorithm to Determine the Existence of the Decoder. IEEE Transactions on CAD of Integrated Circuits and Systems, Volume 30 , Issue 10, pp 1556-1563, 2011.</text:p>
      <text:p text:style-name="P10">Shengyu Shen, Jianmin Zhang, Ying Qin and Sikun Li, Synthesizing Complementary Circuits Automatically. IEEE Transactions on CAD of Integrated Circuits and Systems, Volume 29 , Issue 8, pp 1191-1202, 2010.</text:p>
      <text:p text:style-name="P5"/>
      <text:p text:style-name="P5"/>
      <text:p text:style-name="P5"><text:span text:style-name="T2">Conference Papers</text:span>:</text:p>
      <text:p text:style-name="P10">Shengyu Shen, Ying Qin, Jianmin Zhang and Sikun Li, Inferring Assertion for Complementary Synthesis. Accepted by ICCAD'11.</text:p>
      <text:p text:style-name="P10">Shengyu Shen, Ying Qin, Jianmin Zhang and Sikun Li, A Halting Algorithm to Determine the Existence of Decoder. in FMCAD'10, pp 91-100,2010. </text:p>
      <text:p text:style-name="P10">Shengyu Shen, Jianmin Zhang, Ying Qin and Sikun Li, Synthesizing Complementary Circuits Automatically. in ICCAD 2009, pp 381-388,2009.</text:p>
      <text:p text:style-name="P10">ShengYu Shen, Ying Qin, and SiKun Li. Minimizing Counterexample of ACTL Property. In CHARME 2005. LNCS 3725, pp 393-397, 2005. </text:p>
      <text:p text:style-name="P10">ShengYu Shen, Ying Qin, and SiKun Li. A Faster Counterexample Minimization Algorithm Based on Refutation Analysis. In DATE 2005. Volume 2/3, pp 672-677, 2005. </text:p>
      <text:p text:style-name="P10">ShengYu Shen, Ying Qin, and SiKun Li. A Fast Counterexample Minimization Approach with Refutation Analysis and Incremental SAT. In ASPDAC 2005. volume 1/2, pp 451-454, 2005. </text:p>
      <text:p text:style-name="P10">ShengYu Shen, Ying Qin, and SiKun Li. Minimizing Counterexample with Unit Core Extraction and Incremental SAT. In VMCAI 2005. LNCS 3385, pp 298-312, 2005.</text:p>
      <text:p text:style-name="P10">ShengYu Shen, Ying Qin, and SiKun Li. Localizing Errors in Counterexample with Iteratively Witness Searching. In ATVA 2004. LNCS 3299, pp 456-469, 20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ngyu shen</meta:initial-creator>
    <meta:creation-date>2011-09-27T19:23:37</meta:creation-date>
    <dc:date>2011-09-27T20:20:31</dc:date>
    <dc:creator>shengyu shen</dc:creator>
    <meta:editing-duration>PT00H56M54S</meta:editing-duration>
    <meta:editing-cycles>39</meta:editing-cycles>
    <meta:generator>OpenOffice.org/3.2$Unix OpenOffice.org_project/320m12$Build-9483</meta:generator>
    <meta:document-statistic meta:table-count="0" meta:image-count="0" meta:object-count="0" meta:page-count="2" meta:paragraph-count="39" meta:word-count="618" meta:character-count="4371"/>
  </office:meta>
</office:document-meta>
</file>